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28">
            <text:p>2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5];[.I$1:.I$1048576];0)" office:value-type="float" office:value="25">
            <text:p>2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6];[.I$1:.I$1048576];0)" office:value-type="float" office:value="14">
            <text:p>1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7];[.I$1:.I$1048576];0)" office:value-type="float" office:value="24">
            <text:p>2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8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67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1">
          <gnm:selection gnm:start-col="14" gnm:start-row="1" gnm:end-col="14" gnm:end-row="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10">
          <gnm:selection gnm:start-col="0" gnm:start-row="10" gnm:end-col="12" gnm:end-row="1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08:37:32Z</dc:date>
    <meta:editing-cycles>40</meta:editing-cycles>
    <meta:editing-duration>P1DT1H8M37S</meta:editing-duration>
    <meta:generator>gnumeric/1.12.46</meta:generator>
  </office:meta>
</office:document-meta>
</file>